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laimanLipi" svg:font-family="SolaimanLipi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olaimanLipi" style:font-name-complex="SolaimanLipi"/>
    </style:style>
    <style:style style:name="P2" style:family="paragraph" style:parent-style-name="Standard">
      <style:text-properties style:font-name="SolaimanLipi" officeooo:rsid="001ecfba" officeooo:paragraph-rsid="001ecfba" style:font-name-complex="SolaimanLipi"/>
    </style:style>
    <style:style style:name="P3" style:family="paragraph" style:parent-style-name="Standard">
      <style:text-properties style:font-name="SolaimanLipi" officeooo:rsid="00217f9c" officeooo:paragraph-rsid="00217f9c" style:font-name-complex="SolaimanLipi"/>
    </style:style>
    <style:style style:name="P4" style:family="paragraph" style:parent-style-name="Standard">
      <style:text-properties style:font-name="SolaimanLipi" officeooo:rsid="00242029" officeooo:paragraph-rsid="00242029" style:font-name-complex="SolaimanLipi"/>
    </style:style>
    <style:style style:name="P5" style:family="paragraph" style:parent-style-name="Standard">
      <style:text-properties style:font-name="SolaimanLipi" officeooo:rsid="00242029" officeooo:paragraph-rsid="00246c8b" style:font-name-complex="SolaimanLipi"/>
    </style:style>
    <style:style style:name="P6" style:family="paragraph" style:parent-style-name="Standard">
      <style:text-properties style:font-name="SolaimanLipi" officeooo:rsid="0027bac0" officeooo:paragraph-rsid="0027bac0" style:font-name-complex="SolaimanLipi"/>
    </style:style>
    <style:style style:name="P7" style:family="paragraph" style:parent-style-name="Standard">
      <style:text-properties style:font-name="SolaimanLipi" officeooo:rsid="0027bac0" officeooo:paragraph-rsid="00284e36" style:font-name-complex="SolaimanLipi"/>
    </style:style>
    <style:style style:name="P8" style:family="paragraph" style:parent-style-name="Standard">
      <style:text-properties style:font-name="SolaimanLipi" officeooo:rsid="0029fea9" officeooo:paragraph-rsid="002b20e0" style:font-name-complex="SolaimanLipi"/>
    </style:style>
    <style:style style:name="P9" style:family="paragraph" style:parent-style-name="Standard">
      <style:text-properties style:font-name="SolaimanLipi" officeooo:rsid="003c0edd" officeooo:paragraph-rsid="0042508e" style:font-name-complex="SolaimanLipi"/>
    </style:style>
    <style:style style:name="P10" style:family="paragraph" style:parent-style-name="Standard">
      <style:text-properties style:font-name="SolaimanLipi" officeooo:rsid="0047d9da" officeooo:paragraph-rsid="0047d9da" style:font-name-complex="SolaimanLipi"/>
    </style:style>
    <style:style style:name="P11" style:family="paragraph" style:parent-style-name="Standard">
      <style:text-properties style:font-name="SolaimanLipi" officeooo:rsid="00353a76" officeooo:paragraph-rsid="00353a76" style:font-name-complex="SolaimanLipi"/>
    </style:style>
    <style:style style:name="P12" style:family="paragraph" style:parent-style-name="Standard">
      <style:text-properties style:font-name="SolaimanLipi" officeooo:rsid="0020fb88" officeooo:paragraph-rsid="0020fb88" style:font-name-complex="SolaimanLipi"/>
    </style:style>
    <style:style style:name="P13" style:family="paragraph" style:parent-style-name="Standard">
      <style:text-properties style:font-name="SolaimanLipi" fo:font-size="12pt" officeooo:rsid="0047d9da" officeooo:paragraph-rsid="0049c1a2" style:font-size-asian="12pt" style:font-name-complex="SolaimanLipi" style:font-size-complex="12pt"/>
    </style:style>
    <style:style style:name="P14" style:family="paragraph" style:parent-style-name="Standard">
      <style:text-properties style:font-name="SolaimanLipi" fo:font-size="12pt" officeooo:rsid="0047d9da" officeooo:paragraph-rsid="004aa70f" style:font-size-asian="12pt" style:font-name-complex="SolaimanLipi" style:font-size-complex="12pt"/>
    </style:style>
    <style:style style:name="P15" style:family="paragraph" style:parent-style-name="Standard">
      <style:text-properties style:font-name="SolaimanLipi" fo:font-size="12pt" officeooo:rsid="004c233d" officeooo:paragraph-rsid="004c233d" style:font-size-asian="12pt" style:font-name-complex="SolaimanLipi" style:font-size-complex="12pt"/>
    </style:style>
    <style:style style:name="P16" style:family="paragraph" style:parent-style-name="Standard">
      <style:text-properties officeooo:paragraph-rsid="00246c8b"/>
    </style:style>
    <style:style style:name="P17" style:family="paragraph" style:parent-style-name="Standard">
      <style:text-properties officeooo:rsid="0026ae91" officeooo:paragraph-rsid="0026ae91"/>
    </style:style>
    <style:style style:name="P18" style:family="paragraph" style:parent-style-name="Standard">
      <style:text-properties officeooo:paragraph-rsid="0026ae91"/>
    </style:style>
    <style:style style:name="P19" style:family="paragraph" style:parent-style-name="Standard">
      <style:text-properties officeooo:paragraph-rsid="00217f9c"/>
    </style:style>
    <style:style style:name="P20" style:family="paragraph" style:parent-style-name="Standard">
      <style:text-properties officeooo:rsid="00385fff" officeooo:paragraph-rsid="00385fff"/>
    </style:style>
    <style:style style:name="P21" style:family="paragraph" style:parent-style-name="Standard">
      <style:text-properties officeooo:rsid="00385fff" officeooo:paragraph-rsid="003ca0cf"/>
    </style:style>
    <style:style style:name="P22" style:family="paragraph" style:parent-style-name="Standard">
      <style:text-properties officeooo:paragraph-rsid="003ca0cf"/>
    </style:style>
    <style:style style:name="P23" style:family="paragraph" style:parent-style-name="Standard">
      <style:text-properties style:font-name="SolaimanLipi" fo:font-size="12pt" officeooo:rsid="004c233d" officeooo:paragraph-rsid="004c233d" style:font-size-asian="12pt" style:font-name-complex="SolaimanLipi" style:font-size-complex="12pt"/>
    </style:style>
    <style:style style:name="P24" style:family="paragraph" style:parent-style-name="Standard">
      <style:text-properties style:font-name="SolaimanLipi" fo:font-size="12pt" officeooo:rsid="004c233d" officeooo:paragraph-rsid="0050d9af" style:font-size-asian="12pt" style:font-name-complex="SolaimanLipi" style:font-size-complex="12pt"/>
    </style:style>
    <style:style style:name="T1" style:family="text">
      <style:text-properties officeooo:rsid="00246896"/>
    </style:style>
    <style:style style:name="T2" style:family="text">
      <style:text-properties style:font-name="SolaimanLipi" style:font-name-complex="SolaimanLipi"/>
    </style:style>
    <style:style style:name="T3" style:family="text">
      <style:text-properties style:font-name="SolaimanLipi" officeooo:rsid="00246c8b" style:font-name-complex="SolaimanLipi"/>
    </style:style>
    <style:style style:name="T4" style:family="text">
      <style:text-properties style:font-name="SolaimanLipi" officeooo:rsid="00217f9c" style:font-name-complex="SolaimanLipi"/>
    </style:style>
    <style:style style:name="T5" style:family="text">
      <style:text-properties style:font-name="SolaimanLipi" officeooo:rsid="0026ae91" style:font-name-complex="SolaimanLipi"/>
    </style:style>
    <style:style style:name="T6" style:family="text">
      <style:text-properties style:font-name="SolaimanLipi" officeooo:rsid="0036c606" style:font-name-complex="SolaimanLipi"/>
    </style:style>
    <style:style style:name="T7" style:family="text">
      <style:text-properties style:font-name="SolaimanLipi" officeooo:rsid="0037443b" style:font-name-complex="SolaimanLipi"/>
    </style:style>
    <style:style style:name="T8" style:family="text">
      <style:text-properties style:font-name="SolaimanLipi" officeooo:rsid="00385fff" style:font-name-complex="SolaimanLipi"/>
    </style:style>
    <style:style style:name="T9" style:family="text">
      <style:text-properties style:font-name="SolaimanLipi" officeooo:rsid="003c0edd" style:font-name-complex="SolaimanLipi"/>
    </style:style>
    <style:style style:name="T10" style:family="text">
      <style:text-properties style:font-name="SolaimanLipi" officeooo:rsid="003ca0cf" style:font-name-complex="SolaimanLipi"/>
    </style:style>
    <style:style style:name="T11" style:family="text">
      <style:text-properties style:font-name="SolaimanLipi" officeooo:rsid="0042508e" style:font-name-complex="SolaimanLipi"/>
    </style:style>
    <style:style style:name="T12" style:family="text">
      <style:text-properties style:font-name="SolaimanLipi" fo:background-color="#ffff00" loext:char-shading-value="0" style:font-name-complex="SolaimanLipi"/>
    </style:style>
    <style:style style:name="T13" style:family="text">
      <style:text-properties style:font-name="SolaimanLipi" officeooo:rsid="0037443b" fo:background-color="#ffff00" loext:char-shading-value="0" style:font-name-complex="SolaimanLipi"/>
    </style:style>
    <style:style style:name="T14" style:family="text">
      <style:text-properties style:font-name="SolaimanLipi" officeooo:rsid="00391074" fo:background-color="#ffff00" loext:char-shading-value="0" style:font-name-complex="SolaimanLipi"/>
    </style:style>
    <style:style style:name="T15" style:family="text">
      <style:text-properties officeooo:rsid="0026ae91"/>
    </style:style>
    <style:style style:name="T16" style:family="text">
      <style:text-properties officeooo:rsid="0031ddd4"/>
    </style:style>
    <style:style style:name="T17" style:family="text">
      <style:text-properties officeooo:rsid="003a4518"/>
    </style:style>
    <style:style style:name="T18" style:family="text">
      <style:text-properties officeooo:rsid="00459fce"/>
    </style:style>
    <style:style style:name="T19" style:family="text">
      <style:text-properties officeooo:rsid="0046269d"/>
    </style:style>
    <style:style style:name="T20" style:family="text">
      <style:text-properties officeooo:rsid="00104212"/>
    </style:style>
    <style:style style:name="T21" style:family="text">
      <style:text-properties officeooo:rsid="004a03b0"/>
    </style:style>
    <style:style style:name="T22" style:family="text">
      <style:text-properties officeooo:rsid="00242029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1f2e49" fo:background-color="#ffff00" loext:char-shading-value="0"/>
    </style:style>
    <style:style style:name="T25" style:family="text">
      <style:text-properties officeooo:rsid="003dcc38" fo:background-color="#ffff00" loext:char-shading-value="0"/>
    </style:style>
    <style:style style:name="T26" style:family="text">
      <style:text-properties officeooo:rsid="00246896" fo:background-color="#ffff00" loext:char-shading-value="0"/>
    </style:style>
    <style:style style:name="T27" style:family="text">
      <style:text-properties officeooo:rsid="004e11a9"/>
    </style:style>
    <style:style style:name="T28" style:family="text">
      <style:text-properties officeooo:rsid="0050d9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প্রোগ্রাম সমূহঃ</text:p>
      <text:p text:style-name="P1">১। সংখ্যাটি পজিটিভ নাকি নেগেটিভ নাকি জিরো তা নির্ণয় কর।</text:p>
      <text:p text:style-name="P1">২। বের কর সংখ্যাটি ৫০ এর থেকে বড় নাকি।</text:p>
      <text:p text:style-name="P1">৩। সংখ্যাটি কি জোড় নাকি বিজোড় বের কর।</text:p>
      <text:p text:style-name="P2">৪। বর্ণটি কি বড় হাতের নাকি ছোট হাতের বের কর।</text:p>
      <text:p text:style-name="P2">৫।<text:span text:style-name="T23"> বর্ণটি কি </text:span><text:span text:style-name="T24">vowel</text:span><text:span text:style-name="T23"> নাকি </text:span><text:span text:style-name="T24">conson</text:span><text:span text:style-name="T25">a</text:span><text:span text:style-name="T24">nt</text:span><text:span text:style-name="T23"> তা বের করতে হবে।</text:span></text:p>
      <text:p text:style-name="P12">৬। ১ থেকে ৫০ পর্যন্ত সকল পূর্ণসংখ্যা মনিটর এ <text:s/>প্রিন্ট করাও।<text:tab/><text:tab/></text:p>
      <text:p text:style-name="P3">৭। ১ থেকে ৫০ পর্যন্ত সকল বিজোড় সংখ্যা প্রিন্ট করাও।<text:span text:style-name="T15">(by using continue)</text:span></text:p>
      <text:p text:style-name="P4">৮। ৫ এর ঘরের নামতা প্রিন্ট করাও।<text:span text:style-name="T1">(while loop)</text:span></text:p>
      <text:p text:style-name="P5">৯। <text:span text:style-name="T23">৫ এর ঘরের নামতা প্রিন্ট করাও।</text:span><text:span text:style-name="T26">(for loop)</text:span></text:p>
      <text:p text:style-name="P16"><text:span text:style-name="T3">১০। </text:span><text:span text:style-name="T2">তিনটি সংখ্যা ইনপুট নিয়ে সবচেয়ে বড় ও সবচেয়ে ছোট সংখ্যা প্রিন্ট করতে হবে if else ব্যবহার করে</text:span></text:p>
      <text:p text:style-name="P18"><text:span text:style-name="T2">১১। </text:span><text:span text:style-name="T4">১ থেকে ৫০ পর্যন্ত সকল জোর সংখ্যা প্রিন্ট করাও।</text:span><text:span text:style-name="T5">(by using for loop)</text:span></text:p>
      <text:p text:style-name="P17"><text:span text:style-name="T2">১২। </text:span><text:span text:style-name="T4">১ থেকে ৫০ পর্যন্ত সকল বিজোড় সংখ্যা প্রিন্ট করাও। </text:span><text:span text:style-name="T2">(by using for loop)</text:span></text:p>
      <text:p text:style-name="P6">১৩। ০ থেকে ১০০ পর্যন্ত সকল সংখ্যার যোগফল প্রিন্ট করাও। </text:p>
      <text:p text:style-name="P7">১৪। <text:span text:style-name="T23">একটি কোড লিখে ১ থেকে ২০ পর্যন্ত সকল ঘরের নামতা প্রিন্ট করাও।</text:span></text:p>
      <text:p text:style-name="P7">১৫। ১ , ২ , ৩ এই তিনটি সংখ্যার সব বিন্যাস বের কর। <text:span text:style-name="T17">(buji nai)</text:span></text:p>
      <text:p text:style-name="P8">১৬। একটি স্কুল এর প্রথম সাময়িক , দ্বিতীয় সাময়িক ও বার্ষিক পরীক্ষা ১০০ <text:s/>মার্ক এর হয়।প্রথম সাময়িক এর ২৫%, <text:s/>দ্বিতীয় সাময়িক <text:s/>২৫% , <text:s/>বার্ষিক পরীক্ষা ৫০% নিয়ে ওই স্কুল এর গণিত শিক্ষক এর জন্য এমন একটি প্রোগ্রাম লিখতে হবে যাতে তিনটি ইনপুট নিয়ে চূড়ান্ত ফলাফল বের কর। </text:p>
      <text:p text:style-name="P4">১৭।<text:span text:style-name="T23">সালটি অধিবর্ষ কি না তা বের কর।</text:span></text:p>
      <text:p text:style-name="P4">১৮। <text:span text:style-name="T16">Result grade নির্ণয় এর একটি প্রোগ্রাম লিখ।</text:span></text:p>
      <text:p text:style-name="P4">১৯। ত্রিভুজাকার স্টার প্যাটান তৈরি করো। </text:p>
      <text:p text:style-name="P11">২০। <text:span text:style-name="T23">তিনটি সংখ্যার মধ্যে সবচেয়ে ছোট সংখ্যা নির্ণয় এর function লিখ।</text:span></text:p>
      <text:p text:style-name="P19"><text:span text:style-name="T4">২১। যেকোন স্বাভাবিক সংখ্যার বর্গ বের করার </text:span><text:span text:style-name="T6">function লিখ।</text:span><text:span text:style-name="T4"> </text:span></text:p>
      <text:p text:style-name="P19"><text:span text:style-name="T4">২২। একটি ক্লাস এর ৫ জন ছাত্রের রোল নাম্বার সহ মার্ক প্রিন্ট করতে</text:span><text:span text:style-name="T7"> হবে। (by using </text:span><text:span text:style-name="T8">1D array</text:span><text:span text:style-name="T7">).<text:tab/></text:span></text:p>
      <text:p text:style-name="P20"><text:span text:style-name="T7">২৩। </text:span><text:span text:style-name="T13">দুইটি ক্লাস এর ৫ জন ছাত্রের </text:span><text:span text:style-name="T14">মার্ক ইনপুট নিয়ে</text:span><text:span text:style-name="T13"> ক্লাস, রোল, মার্ক সহ প্রিন্ট করতে হবে। (</text:span><text:span text:style-name="T12">by using 2D array</text:span><text:span text:style-name="T13">)</text:span></text:p>
      <text:p text:style-name="P21"><text:span text:style-name="T7">২৪। স্ট্রিং </text:span><text:span text:style-name="T10">এর মাধ্যমে </text:span><text:span text:style-name="T7"><text:s/>একটি <text:s/></text:span><text:span text:style-name="T10">word </text:span><text:span text:style-name="T7">ইনপুট নিতে হবে এবং স্ট্রিং টিতে কতটি </text:span><text:span text:style-name="T9">character আছে তার সংখ্যা বের করতে হবে।</text:span></text:p>
      <text:p text:style-name="P22"><text:span text:style-name="T9">২৫। </text:span><text:span text:style-name="T7">স্ট্রিং </text:span><text:span text:style-name="T10">এর মাধ্যমে </text:span><text:span text:style-name="T7"><text:s/>একটি <text:s/></text:span><text:span text:style-name="T10">sentence </text:span><text:span text:style-name="T7">ইনপুট নিতে হবে এবং স্ট্রিং টিতে কতটি </text:span><text:span text:style-name="T9">character আছে তার সংখ্যা বের করতে হবে অর্থাৎ </text:span><text:span text:style-name="T11">length বের করতে হবে।</text:span></text:p>
      <text:p text:style-name="P9">২৬। <text:span text:style-name="T23">একটি স্ট্রিং ইনপুট নিতে হবে এবং সেটি উল্টো করে প্রিন্ট করাতে হবে।</text:span></text:p>
      <text:p text:style-name="P9">২৭। দুইটি স্ট্রিং ইনপুট নিয়ে স্ট্রিং দুটি কে <text:span text:style-name="T18">concatenate করতে হবে অর্থাৎ</text:span> জোড়া দিতে হবে। </text:p>
      <text:p text:style-name="P9">২৮। একটি ফাইল থেকে স্ট্রিং <text:span text:style-name="T19">read করে তা স্ক্রীন এ প্রিন্ট করাতে হবে।</text:span></text:p>
      <text:p text:style-name="P9">২৯। একটি ফাইল এ কিছু লেখা ইনপুট নিয়ে তা সেভ করতে হবে।</text:p>
      <text:p text:style-name="P10">৩০। একটি ফাইল এ দুটি সংখ্যা লিখে রাখা হয়েছে , সেই ফাইল থেকে সংখ্যা দুটি ইনপুট নিয়ে আরেকটি ফাইল এ তাদের যোগফল এর আউটপুট দেখাতে হবে।</text:p>
      <text:p text:style-name="P13">৩১। <text:span text:style-name="T20">একটা প্রোগ্রাম বানাতে হবে যেটাতে আমি একটা string ইনপুট নিব। তারপর একটা ফাংশন বানাব, যে ফাংশন থেকে string এর length বের করব এবং সেই length টা প্রিন্ট করব।</text:span></text:p>
      <text:p text:style-name="P13">৩২। কম্পিউটার <text:span text:style-name="T21">shutdown এর একটি প্রোগ্রাম বানাতে হবে।</text:span></text:p>
      <text:p text:style-name="P13">৩৩। <text:span text:style-name="T23">৩০ থেকে ১২০ এর মধ্যে যে সংখ্যাগুলো ৩ ও ৫ দ্বারা বিভাজ্য তাদের যোগফল বের কর। </text:span></text:p>
      <text:p text:style-name="P14">৩৪। উল্টো <text:span text:style-name="T22">ত্রিভুজাকার স্টার প্যাটান তৈরি করো। অর্থাৎ বড় থেকে ছোট আকারে। </text:span></text:p>
      <text:p text:style-name="P15"><text:soft-page-break/>৩৫। <text:span text:style-name="T23">একটি প্রোগ্রাম লিখ যা integer N user এর থেকে ইনপুট নিবে এবং N থেকে -32 পর্যন্ত যে সকল নাম্বার থাকবে সব প্রিন্ট করবে কিন্তু প্রোগ্রামটি তখনই stop হবে যখন user -1 ইনপুট দিবে</text:span>। </text:p>
      <text:p text:style-name="P15">৩৬। একটি <text:span text:style-name="T27">array declaim করতে হবে যাতে user থেকে ১০ টি integer ইনপুট নিতে হবে এবং তাদের মধ্যে <text:s/>সবচেয়ে বড় সংখ্যাটি প্রোগ্রাম এর মাধ্যমে আউটপুট হিসেবে প্রিন্ট করতে হবে। </text:span></text:p>
      <text:p text:style-name="P15">৩৭। <text:span text:style-name="T28">Integer datatype এর একটি array নিতে হবে যার সাইজ হবে ৫ এবং ইউজার থেকে ইনপুট নিতে হবে।</text:span></text:p>
      <text:p text:style-name="P15">তারপর নিচের মতো করে আউটপুট প্রিন্ট করতে হবে</text:p>
      <text:p text:style-name="P15"><text:tab/></text:p>
      <text:p text:style-name="P15"><text:tab/><text:span text:style-name="T28">Values in array: 10 12 15 13 56 (suppose)</text:span></text:p>
      <text:p text:style-name="P15"><text:tab/><text:span text:style-name="T28">Sum of odd values: 28</text:span></text:p>
      <text:p text:style-name="P24"><text:tab/><text:span text:style-name="T28">Sum of even values: 78</text:span></text:p>
      <text:p text:style-name="P24">৩৮।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laimanLipi" svg:font-family="SolaimanLipi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21:39:59.653583690</meta:creation-date>
    <meta:editing-duration>PT20H9M14S</meta:editing-duration>
    <meta:editing-cycles>43</meta:editing-cycles>
    <meta:generator>LibreOffice/6.4.7.2$Linux_X86_64 LibreOffice_project/40$Build-2</meta:generator>
    <dc:date>2021-08-13T02:18:17.696891158</dc:date>
    <meta:document-statistic meta:table-count="0" meta:image-count="0" meta:object-count="0" meta:page-count="2" meta:paragraph-count="44" meta:word-count="597" meta:character-count="2279" meta:non-whitespace-character-count="1697"/>
  </office:meta>
</office:document-meta>
</file>